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FileSystem.createFile( final File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rtualFileSystem.removeJunction( final String junctio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rtualFileSystem.getJunctionForFile( final File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rtual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rtualFileSystem.VirtualFileSystem( final FileName root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FileSystem.addJunction( final String junctionPoint , final FileObject target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